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D00000021C247AA682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4.268cm"/>
    </style:style>
    <style:style style:name="gr4" style:family="graphic" style:parent-style-name="standard">
      <style:graphic-properties draw:stroke="none" draw:fill="none" fo:min-height="0.744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03cm" svg:height="8.177cm" svg:x="10.497cm" svg:y="7.055cm">
          <draw:image xlink:href="Pictures/10000000000002D00000021C247AA682.jpg" xlink:type="simple" xlink:show="embed" xlink:actuate="onLoad">
            <text:p/>
          </draw:image>
        </draw:frame>
        <draw:frame draw:style-name="gr2" draw:layer="layout" svg:width="3.741cm" svg:height="0.962cm" svg:x="13.3cm" svg:y="4.8cm">
          <draw:text-box>
            <text:p>(124,99,77)</text:p>
          </draw:text-box>
        </draw:frame>
        <draw:frame draw:style-name="gr3" draw:text-style-name="P2" draw:layer="layout" svg:width="3.741cm" svg:height="8.072cm" svg:x="4.2cm" svg:y="7.028cm">
          <draw:text-box>
            <text:p text:style-name="P2">(96,112,50)</text:p>
            <text:p text:style-name="P2"/>
            <text:p text:style-name="P2">(92,124,59)</text:p>
            <text:p text:style-name="P2"/>
            <text:p text:style-name="P2">(72,94,45)</text:p>
            <text:p text:style-name="P2"/>
            <text:p text:style-name="P2">(92,101,36)</text:p>
            <text:p text:style-name="P2"/>
            <text:p text:style-name="P2">(64,70,24)</text:p>
            <text:p text:style-name="P2"/>
            <text:p text:style-name="P2">(34,40,14)</text:p>
          </draw:text-box>
        </draw:frame>
        <draw:frame draw:style-name="gr4" draw:layer="layout" svg:width="4.443cm" svg:height="0.994cm" svg:x="17.057cm" svg:y="4.8cm">
          <draw:text-box>
            <text:p>(201,205,182)</text:p>
          </draw:text-box>
        </draw:frame>
        <draw:line draw:style-name="gr5" draw:text-style-name="P1" draw:layer="layout" svg:x1="15.3cm" svg:y1="5.8cm" svg:x2="13.614cm" svg:y2="9.231cm">
          <text:p/>
        </draw:line>
        <draw:line draw:style-name="gr5" draw:text-style-name="P1" draw:layer="layout" svg:x1="19.4cm" svg:y1="5.8cm" svg:x2="20.8cm" svg:y2="10.5cm">
          <text:p/>
        </draw:line>
        <draw:line draw:style-name="gr5" draw:text-style-name="P1" draw:layer="layout" svg:x1="7.95cm" svg:y1="13.235cm" svg:x2="10.75cm" svg:y2="13.235cm">
          <text:p/>
        </draw:line>
        <draw:line draw:style-name="gr5" draw:text-style-name="P1" draw:layer="layout" svg:x1="7.95cm" svg:y1="11.82cm" svg:x2="10.75cm" svg:y2="11.82cm">
          <text:p/>
        </draw:line>
        <draw:line draw:style-name="gr5" draw:text-style-name="P1" draw:layer="layout" svg:x1="7.95cm" svg:y1="10.405cm" svg:x2="10.75cm" svg:y2="10.405cm">
          <text:p/>
        </draw:line>
        <draw:line draw:style-name="gr5" draw:text-style-name="P1" draw:layer="layout" svg:x1="7.95cm" svg:y1="8.99cm" svg:x2="10.75cm" svg:y2="8.99cm">
          <text:p/>
        </draw:line>
        <draw:line draw:style-name="gr5" draw:text-style-name="P1" draw:layer="layout" svg:x1="7.95cm" svg:y1="7.475cm" svg:x2="10.75cm" svg:y2="7.475cm">
          <text:p/>
        </draw:line>
        <draw:line draw:style-name="gr5" draw:text-style-name="P1" draw:layer="layout" svg:x1="8cm" svg:y1="14.7cm" svg:x2="10.8cm" svg:y2="14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10:30:00</meta:creation-date>
    <dc:date>2013-04-04T10:43:12</dc:date>
    <meta:editing-duration>PT6M10S</meta:editing-duration>
    <meta:editing-cycles>2</meta:editing-cycles>
    <meta:generator>LibreOffice/3.5$Linux_x86 LibreOffice_project/350m1$Build-2</meta:generator>
    <meta:document-statistic meta:object-count="12"/>
  </office:meta>
</office:document-meta>
</file>